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fo:margin-left="0.501cm" fo:margin-right="0cm" fo:orphans="0" fo:widows="0" fo:text-indent="-0.501cm" style:auto-text-indent="false"/>
    </style:style>
    <style:style style:name="P4" style:family="paragraph" style:parent-style-name="Standard">
      <style:paragraph-properties fo:margin-left="1cm" fo:margin-right="0cm" fo:orphans="0" fo:widows="0" fo:text-indent="-0.501cm" style:auto-text-indent="false"/>
    </style:style>
    <style:style style:name="P5" style:family="paragraph" style:parent-style-name="Standard">
      <style:paragraph-properties fo:margin-left="1cm" fo:margin-right="0cm" fo:orphans="0" fo:widows="0" fo:text-indent="-0.501cm" style:auto-text-indent="false"/>
      <style:text-properties officeooo:paragraph-rsid="00192cdd"/>
    </style:style>
    <style:style style:name="P6" style:family="paragraph" style:parent-style-name="Standard">
      <loext:graphic-properties draw:fill="none"/>
      <style:paragraph-properties fo:margin-left="1cm" fo:margin-right="0cm" fo:orphans="0" fo:widows="0" fo:text-indent="-0.501cm" style:auto-text-indent="false" fo:background-color="transparent" style:writing-mode="lr-tb"/>
      <style:text-properties officeooo:paragraph-rsid="00192cdd"/>
    </style:style>
    <style:style style:name="P7" style:family="paragraph" style:parent-style-name="Standard" style:master-page-name="">
      <loext:graphic-properties draw:fill="none"/>
      <style:paragraph-properties fo:margin-left="1cm" fo:margin-right="0cm" fo:orphans="0" fo:widows="0" fo:text-indent="-0.499cm" style:auto-text-indent="false" style:page-number="auto" fo:background-color="transparent" style:writing-mode="lr-tb"/>
      <style:text-properties officeooo:paragraph-rsid="00192cdd"/>
    </style:style>
    <style:style style:name="P8" style:family="paragraph" style:parent-style-name="ABCD" style:list-style-name="WW8Num6">
      <style:text-properties officeooo:paragraph-rsid="00182164"/>
    </style:style>
    <style:style style:name="P9" style:family="paragraph" style:parent-style-name="Heading_20_1" style:master-page-name="Standard">
      <style:paragraph-properties fo:orphans="0" fo:widows="0" style:page-number="auto" fo:padding-left="0cm" fo:padding-right="0cm" fo:padding-top="0cm" fo:padding-bottom="0.035cm" fo:border-left="none" fo:border-right="none" fo:border-top="none" fo:border-bottom="0.99pt solid #000000" style:shadow="none" fo:keep-with-next="auto">
        <style:tab-stops>
          <style:tab-stop style:position="18.987cm" style:type="right"/>
        </style:tab-stops>
      </style:paragraph-properties>
      <style:text-properties fo:language="fr" fo:country="F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78e11"/>
    </style:style>
    <style:style style:name="T3" style:family="text">
      <style:text-properties officeooo:rsid="00182164"/>
    </style:style>
    <style:style style:name="T4" style:family="text">
      <style:text-properties officeooo:rsid="00192cd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92cdd" style:font-style-asian="normal" style:font-style-complex="normal"/>
    </style:style>
    <style:style style:name="T7" style:family="text">
      <style:text-properties officeooo:rsid="001ab7f1"/>
    </style:style>
    <style:style style:name="T8" style:family="text">
      <style:text-properties officeooo:rsid="001b79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Nombres relatifs<text:tab/><text:span text:style-name="T8">5</text:span>.1</text:h>
      <text:p text:style-name="P2"/>
      <text:p text:style-name="P3">I)<text:tab/>Calculer :</text:p>
      <text:list xml:id="list398043585" text:style-name="WW8Num6">
        <text:list-item text:start-value="1">
          <text:p text:style-name="ABCD">= (−8) + (+3) − (−12) − (+7)</text:p>
        </text:list-item>
        <text:list-item>
          <text:p text:style-name="ABCD">= (–3,7) – (+12,3) – (–15,4)</text:p>
        </text:list-item>
        <text:list-item>
          <text:p text:style-name="ABCD">= (–5) – (–6) – (+12) + (+16) + (–15)</text:p>
        </text:list-item>
        <text:list-item>
          <text:p text:style-name="ABCD">= (+4,4) − (−5,7) − (+8,2) + (+0,8) + (−3,6)</text:p>
        </text:list-item>
        <text:list-item>
          <text:p text:style-name="ABCD">= (−4,2) − (−2,7) − (+5,8) + (−12,7)</text:p>
        </text:list-item>
        <text:list-item>
          <text:p text:style-name="ABCD">= (−7,3) + (+2,3) − (−6,5) − (+0,4)</text:p>
        </text:list-item>
        <text:list-item>
          <text:p text:style-name="ABCD">= (+5,1) − (−6,7) − (+3,2) + (+0,8) + (−1,6)</text:p>
        </text:list-item>
        <text:list-item>
          <text:p text:style-name="ABCD">= (−17) + (−13,5 ) + (+2,7) + (−4,5)</text:p>
        </text:list-item>
        <text:list-item>
          <text:p text:style-name="ABCD">= (+16) + (−12,3) − (−3,5) + (−8,7)</text:p>
        </text:list-item>
        <text:list-item>
          <text:p text:style-name="ABCD">= (+6,2) + (–1,8) + (–2,7) + (+3,3) + (–5)</text:p>
        </text:list-item>
        <text:list-item>
          <text:p text:style-name="ABCD">= (+14) + (–27) + (+16) + (–33) + (+17) + (–14)</text:p>
        </text:list-item>
      </text:list>
      <text:p text:style-name="P1"/>
      <text:p text:style-name="P3">II)<text:tab/>Calculer astucieusement :</text:p>
      <text:list xml:id="list182119491877121" text:continue-list="list398043585" text:style-name="WW8Num6">
        <text:list-item text:start-value="1">
          <text:p text:style-name="ABCD">= 17,02 + (−13,7) + 2,25 + (−7,02) + (−1,2) + (−3,3) + (−1,05)</text:p>
        </text:list-item>
        <text:list-item>
          <text:p text:style-name="ABCD">= − 7 + 24 − 33 − 14 + 23 + 37</text:p>
        </text:list-item>
        <text:list-item>
          <text:p text:style-name="ABCD">= 15 − 22 − 7 + 15 − 8 + 7</text:p>
        </text:list-item>
        <text:list-item>
          <text:p text:style-name="ABCD">= 19 + 47 +31 − 57 − 24 − 6</text:p>
        </text:list-item>
        <text:list-item>
          <text:p text:style-name="ABCD">= − 0,04 − 0,3 – 2,06 + 1,3</text:p>
        </text:list-item>
        <text:list-item>
          <text:p text:style-name="ABCD">= − 11 + 13 − 15 − 29 + 27</text:p>
        </text:list-item>
        <text:list-item>
          <text:p text:style-name="ABCD">= − 32 + 5,7 − 12 + 19,3 − 15</text:p>
        </text:list-item>
        <text:list-item>
          <text:p text:style-name="ABCD">= − 13,71 + 12,65 − 4,29 − 3,65</text:p>
        </text:list-item>
        <text:list-item>
          <text:p text:style-name="ABCD">= − 15,21 + 14,56 − 23,79 − 2,56</text:p>
        </text:list-item>
        <text:list-item>
          <text:p text:style-name="ABCD">= −13,71 − 11,12 + 12,65 − 4,29 − 3,65 + 9,12</text:p>
        </text:list-item>
        <text:list-item>
          <text:p text:style-name="ABCD">= −15,21 + 14,56 − 3,37 − 23,79 + 25,37 − 2,56</text:p>
        </text:list-item>
      </text:list>
      <text:p text:style-name="P1"/>
      <text:p text:style-name="P3">III) Calculer :</text:p>
      <text:list xml:id="list182120256643109" text:continue-list="list182119491877121" text:style-name="WW8Num6">
        <text:list-item text:start-value="1">
          <text:p text:style-name="ABCD">= –4 – (6 – 11 + 3)</text:p>
        </text:list-item>
        <text:list-item>
          <text:p text:style-name="ABCD">= –13 + (–18 + 7)</text:p>
        </text:list-item>
        <text:list-item>
          <text:p text:style-name="ABCD">= –37 – (45 – 63)</text:p>
        </text:list-item>
        <text:list-item>
          <text:p text:style-name="ABCD">= 23 − (27 − 15)</text:p>
        </text:list-item>
        <text:list-item>
          <text:p text:style-name="ABCD">= − 5 − (17 − 9) + (5 − 17)</text:p>
        </text:list-item>
        <text:list-item>
          <text:p text:style-name="ABCD">= (5 – 8,5) + (2,3 – 4) – (–3 + 2) + 1,3</text:p>
        </text:list-item>
        <text:list-item>
          <text:p text:style-name="ABCD">= − (12 − 18) − (12 − 5)</text:p>
        </text:list-item>
        <text:list-item>
          <text:p text:style-name="ABCD">= −2,4 + (–2,7 + [2,3 + (–2,9)])</text:p>
        </text:list-item>
        <text:list-item>
          <text:p text:style-name="ABCD">= −4,3 + (–4,5 + [4,4 + (–4,8)])</text:p>
        </text:list-item>
        <text:list-item>
          <text:p text:style-name="ABCD">= −32 + [−94 − (−21 + 6)]</text:p>
        </text:list-item>
        <text:list-item>
          <text:p text:style-name="P8"><text:span text:style-name="T3">= 5 – [30 + (–31 –</text:span> <text:span text:style-name="T3">6 + 14 / 2)] / 2</text:span></text:p>
        </text:list-item>
      </text:list>
      <text:p text:style-name="P1"/>
      <text:p text:style-name="P3">IV) Calculer <text:span text:style-name="T2">M</text:span> = − 12 + <text:span text:style-name="T1">x</text:span> − (−5) − <text:span text:style-name="T1">y</text:span> + <text:span text:style-name="T1">z</text:span> dans les cas suivants : </text:p>
      <text:p text:style-name="P4"><text:span text:style-name="T2">A</text:span>)<text:tab/> <text:s/><text:span text:style-name="T1">x</text:span> = 3 ; <text:span text:style-name="T1">y</text:span> = − 7 et <text:span text:style-name="T1">z</text:span> = − 9</text:p>
      <text:p text:style-name="P4"><text:span text:style-name="T2">B</text:span>)<text:tab/> <text:s/><text:span text:style-name="T1">x</text:span> = − 8 ; <text:span text:style-name="T1">y</text:span> = 4 et <text:span text:style-name="T1">z</text:span> = 11</text:p>
      <text:p text:style-name="P4"><text:span text:style-name="T2">C</text:span>)<text:tab/> <text:s/><text:span text:style-name="T1">x</text:span> = − 1,3 ; <text:span text:style-name="T1">y</text:span> = – 3,3 et <text:span text:style-name="T1">z</text:span> = 5,5</text:p>
      <text:p text:style-name="P4"><text:span text:style-name="T2">D</text:span>)<text:tab/> <text:s/><text:span text:style-name="T1">x</text:span> = − 11,9 ; <text:span text:style-name="T1">y</text:span> = 1 et <text:span text:style-name="T1">z</text:span> = 2,9</text:p>
      <text:p text:style-name="P7">Calculer <text:span text:style-name="T4">N</text:span> = − 2 − <text:span text:style-name="T4">(− </text:span><text:span text:style-name="T1">x</text:span> − (−5)<text:span text:style-name="T4">)</text:span> − <text:span text:style-name="T1">y</text:span> + <text:span text:style-name="T4">(− </text:span><text:span text:style-name="T1">z</text:span><text:span text:style-name="T5"> </text:span><text:span text:style-name="T6">+ 3)</text:span><text:span text:style-name="T5"> </text:span>dans les cas suivants :</text:p>
      <text:p text:style-name="P5"><text:span text:style-name="T7">E</text:span>)<text:tab/> <text:s/><text:span text:style-name="T1">x</text:span> = 3 ; <text:span text:style-name="T1">y</text:span> = − 7 et <text:span text:style-name="T1">z</text:span> = − 9</text:p>
      <text:p text:style-name="P5"><text:span text:style-name="T7">F</text:span>)<text:tab/> <text:s/><text:span text:style-name="T1">x</text:span> = − 8 ; <text:span text:style-name="T1">y</text:span> = 4 et <text:span text:style-name="T1">z</text:span> = 11</text:p>
      <text:p text:style-name="P5"><text:span text:style-name="T7">G</text:span>)<text:tab/> <text:s/><text:span text:style-name="T1">x</text:span> = − 1,3 ; <text:span text:style-name="T1">y</text:span> = – 3,3 et <text:span text:style-name="T1">z</text:span> = 5,5</text:p>
      <text:p text:style-name="P6"><text:span text:style-name="T7">H</text:span>)<text:tab/> <text:s/><text:span text:style-name="T1">x</text:span> = − 11,9 ; <text:span text:style-name="T1">y</text:span> = 1 et <text:span text:style-name="T1">z</text:span> = 2,9</text:p>
      <text:p text:style-name="P4"><text:span text:style-name="T7">I</text:span>)<text:tab/> <text:s/><text:span text:style-name="T1">x</text:span> = − 1/2 ; <text:span text:style-name="T1">y</text:span> = – 3/2 et <text:span text:style-name="T1">z</text:span> = 1</text:p>
      <text:p text:style-name="P4"><text:span text:style-name="T7">J</text:span>)<text:tab/> <text:s/><text:span text:style-name="T1">x</text:span> = − 2/3 ; <text:span text:style-name="T1">y</text:span> = – 1/6 et <text:span text:style-name="T1">z</text:span> = 1/3</text:p>
      <text:p text:style-name="P6"><text:span text:style-name="T7">K</text:span>)<text:tab/> <text:s/><text:span text:style-name="T1">x</text:span> = 2/5 ; <text:span text:style-name="T1">y</text:span> = – 4/15 et <text:span text:style-name="T1">z</text:span> = – 2/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20pt" fo:language="en" fo:country="GB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 style:list-style-name="WW8Num6">
      <style:paragraph-properties fo:margin-left="0cm" fo:margin-right="0cm" fo:orphans="0" fo:widows="0" fo:text-indent="0cm" style:auto-text-indent="false"/>
    </style:style>
    <style:style style:name="Numbering_20_Symbols" style:display-name="Numbering Symbols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format="A" style:num-letter-sync="true">
        <style:list-level-properties text:space-before="0.501cm" text:min-label-width="0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 LibreOffice_project/f82d347ccc0be322489bf7da61d7e4ad13fe2ff3</meta:generator>
    <dc:title>Exercice I</dc:title>
    <meta:initial-creator>Fontanet</meta:initial-creator>
    <meta:creation-date>2006-04-06T23:13:00</meta:creation-date>
    <dc:date>2017-07-27T17:41:59.208000000</dc:date>
    <meta:print-date>2011-02-28T17:26:30.67</meta:print-date>
    <dc:language>fr-FR</dc:language>
    <meta:editing-cycles>16</meta:editing-cycles>
    <meta:editing-duration>PT1H32M13S</meta:editing-duration>
    <meta:printed-by>Véronique et Thibaud FONTANET</meta:printed-by>
    <meta:document-statistic meta:table-count="0" meta:image-count="0" meta:object-count="0" meta:page-count="1" meta:paragraph-count="50" meta:word-count="555" meta:character-count="1697" meta:non-whitespace-character-count="1200"/>
    <meta:user-defined meta:name="Info 1"/>
    <meta:user-defined meta:name="Info 2"/>
    <meta:user-defined meta:name="Info 3"/>
    <meta:user-defined meta:name="Info 4"/>
  </office:meta>
</office:document-meta>
</file>